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3.707cm"/>
    </style:style>
    <style:style style:name="pr2" style:family="presentation" style:parent-style-name="Default-outline1">
      <style:graphic-properties fo:min-height="22.46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Helvetica Neue" fo:font-size="96pt" style:font-size-asian="96pt" style:font-size-complex="96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presentation:style-name="pr1" draw:text-style-name="P1" draw:layer="layout" svg:width="104.306cm" svg:height="13.707cm" svg:x="7.295cm" svg:y="4.272cm" presentation:class="title" presentation:user-transformed="true">
          <draw:text-box>
            <text:p>Gardeners and Their Chemicals<text:line-break/><text:span text:style-name="T1">Cat Rushmore </text:span></text:p>
          </draw:text-box>
        </draw:frame>
        <draw:frame presentation:style-name="pr2" draw:layer="layout" svg:width="33.586cm" svg:height="22.711cm" svg:x="7.295cm" svg:y="20.211cm" presentation:class="outline" presentation:placeholder="true">
          <draw:text-box/>
        </draw:frame>
        <draw:frame presentation:style-name="pr2" draw:layer="layout" svg:width="33.586cm" svg:height="22.711cm" svg:x="42.561cm" svg:y="20.211cm" presentation:class="outline" presentation:placeholder="true">
          <draw:text-box/>
        </draw:frame>
        <draw:frame presentation:style-name="pr2" draw:layer="layout" svg:width="33.586cm" svg:height="22.711cm" svg:x="77.828cm" svg:y="20.211cm" presentation:class="outline" presentation:placeholder="true">
          <draw:text-box/>
        </draw:frame>
        <draw:frame presentation:style-name="pr2" draw:layer="layout" svg:width="33.586cm" svg:height="22.711cm" svg:x="77.828cm" svg:y="45.081cm" presentation:class="outline" presentation:placeholder="true">
          <draw:text-box/>
        </draw:frame>
        <draw:frame presentation:style-name="pr2" draw:layer="layout" svg:width="33.586cm" svg:height="22.711cm" svg:x="42.561cm" svg:y="45.081cm" presentation:class="outline" presentation:placeholder="true">
          <draw:text-box/>
        </draw:frame>
        <draw:frame presentation:style-name="pr2" draw:layer="layout" svg:width="33.586cm" svg:height="22.711cm" svg:x="7.295cm" svg:y="45.081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3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2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81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5cm" fo:margin-right="1.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4.306cm" svg:height="13.707cm" svg:x="7.295cm" svg:y="4.272cm" presentation:class="title" presentation:placeholder="true">
        <draw:text-box/>
      </draw:frame>
      <draw:frame presentation:style-name="Default-outline1" draw:layer="backgroundobjects" svg:width="104.306cm" svg:height="47.614cm" svg:x="7.295cm" svg:y="20.211cm" presentation:class="outline" presentation:placeholder="true">
        <draw:text-box/>
      </draw:frame>
      <draw:frame presentation:style-name="Mpr1" draw:text-style-name="MP1" draw:layer="backgroundobjects" svg:width="27.001cm" svg:height="5.661cm" svg:x="7.295cm" svg:y="75.79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6.736cm" svg:height="5.661cm" svg:x="41.137cm" svg:y="75.79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7.001cm" svg:height="5.661cm" svg:x="84.6cm" svg:y="75.79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6:52:04.119178000</meta:creation-date>
    <dc:date>2015-04-23T12:39:16.363198000</dc:date>
    <meta:editing-duration>P1DT19H6M31S</meta:editing-duration>
    <meta:editing-cycles>1</meta:editing-cycles>
    <meta:document-statistic meta:object-count="30"/>
    <meta:generator>LibreOffice/4.2.6.3$MacOSX_x86 LibreOffice_project/3fd416d4c6db7d3204c17ce57a1d70f6e531ee21</meta:generator>
  </office:meta>
</office:document-meta>
</file>